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0:00:00">
            <text:p>Fri Jan  2 00:00:00 201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02:00:00">
            <text:p>Tue Jan  6 02:00:00 20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7T10:00:00">
            <text:p>Sat Jan 17 10:00:00 201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1-17T20:00:00">
            <text:p>Sat Jan 17 20:00:00 201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17T21:00:00">
            <text:p>Sat Jan 17 21:00:00 201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7T22:00:00">
            <text:p>Sat Jan 17 22:00:00 201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7T23:00:00">
            <text:p>Sat Jan 17 23:00:00 201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18T00:00:00">
            <text:p>Sun Jan 18 00:00:00 201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8T01:00:00">
            <text:p>Sun Jan 18 01:00:00 201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9T20:00:00">
            <text:p>Mon Jan 19 20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9T21:00:00">
            <text:p>Mon Jan 19 21:00:00 201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19T22:00:00">
            <text:p>Mon Jan 19 22:00:00 201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1-20T09:00:00">
            <text:p>Tue Jan 20 09:00:00 201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0T10:00:00">
            <text:p>Tue Jan 20 10:00:00 201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0T11:00:00">
            <text:p>Tue Jan 20 11:00:00 201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20T18:00:00">
            <text:p>Tue Jan 20 18:00:00 201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0T20:00:00">
            <text:p>Tue Jan 20 20:00:00 201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20T22:00:00">
            <text:p>Tue Jan 20 22:00:00 201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1-21T00:00:00">
            <text:p>Wed Jan 21 00:00:00 201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21T01:00:00">
            <text:p>Wed Jan 21 01:00:00 201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1T02:00:00">
            <text:p>Wed Jan 21 02:00:00 201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21T03:00:00">
            <text:p>Wed Jan 21 03:00:00 201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1T04:00:00">
            <text:p>Wed Jan 21 04:00:00 201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21T05:00:00">
            <text:p>Wed Jan 21 05:00:00 201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21T07:00:00">
            <text:p>Wed Jan 21 07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1T08:00:00">
            <text:p>Wed Jan 21 08:00:00 201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21T09:00:00">
            <text:p>Wed Jan 21 09:00:00 201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21T10:00:00">
            <text:p>Wed Jan 21 10:00:00 20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1T11:00:00">
            <text:p>Wed Jan 21 11:00:00 201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21T12:00:00">
            <text:p>Wed Jan 21 12:00:00 20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1T21:00:00">
            <text:p>Wed Jan 21 21:00:00 201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21T22:00:00">
            <text:p>Wed Jan 21 22:00:00 201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2T21:00:00">
            <text:p>Thu Jan 22 21:00:00 201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22T22:00:00">
            <text:p>Thu Jan 22 22:00:00 20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3T00:00:00">
            <text:p>Fri Jan 23 00:00:00 201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3T03:00:00">
            <text:p>Fri Jan 23 03:00:00 201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23T09:00:00">
            <text:p>Fri Jan 23 09:00:00 201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23T10:00:00">
            <text:p>Fri Jan 23 10:00:00 20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23T11:00:00">
            <text:p>Fri Jan 23 11:00:00 201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23T12:00:00">
            <text:p>Fri Jan 23 12:00:00 201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3T19:00:00">
            <text:p>Fri Jan 23 19:00:00 201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23T21:00:00">
            <text:p>Fri Jan 23 21:00:00 20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3T22:00:00">
            <text:p>Fri Jan 23 22:00:00 201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23T23:00:00">
            <text:p>Fri Jan 23 23:00:00 201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4T00:00:00">
            <text:p>Sat Jan 24 00:00:00 201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4T01:00:00">
            <text:p>Sat Jan 24 01:00:00 201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24T02:00:00">
            <text:p>Sat Jan 24 02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24T21:00:00">
            <text:p>Sat Jan 24 21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25T19:00:00">
            <text:p>Sun Jan 25 19:00:00 201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25T20:00:00">
            <text:p>Sun Jan 25 20:00:00 201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1-25T21:00:00">
            <text:p>Sun Jan 25 21:00:00 201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5T22:00:00">
            <text:p>Sun Jan 25 22:00:00 201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6T21:00:00">
            <text:p>Mon Jan 26 21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6T22:00:00">
            <text:p>Mon Jan 26 22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7T20:00:00">
            <text:p>Tue Jan 27 20:00:00 201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8T01:00:00">
            <text:p>Wed Jan 28 01:00:00 201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8T02:00:00">
            <text:p>Wed Jan 28 02:00:00 20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8T03:00:00">
            <text:p>Wed Jan 28 03:00:00 201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9T01:00:00">
            <text:p>Thu Jan 29 01:00:00 20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9T02:00:00">
            <text:p>Thu Jan 29 02:00:00 201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2-04T21:00:00">
            <text:p>Wed Feb  4 21:00:00 201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05T11:00:00">
            <text:p>Thu Feb  5 11:00:00 201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2-05T21:00:00">
            <text:p>Thu Feb  5 21:00:00 201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05T22:00:00">
            <text:p>Thu Feb  5 22:00:00 201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2-05T23:00:00">
            <text:p>Thu Feb  5 23:00:00 201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06T00:00:00">
            <text:p>Fri Feb  6 00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6T01:00:00">
            <text:p>Fri Feb  6 01:00:00 201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06T02:00:00">
            <text:p>Fri Feb  6 02:00:00 201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06T08:00:00">
            <text:p>Fri Feb  6 08:00:00 201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06T09:00:00">
            <text:p>Fri Feb  6 09:00:00 20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06T10:00:00">
            <text:p>Fri Feb  6 10:00:00 201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2-06T11:00:00">
            <text:p>Fri Feb  6 11:00:00 201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06T22:00:00">
            <text:p>Fri Feb  6 22:00:00 201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2-06T23:00:00">
            <text:p>Fri Feb  6 23:00:00 201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2-07T00:00:00">
            <text:p>Sat Feb  7 00:00:00 201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07T01:00:00">
            <text:p>Sat Feb  7 01:00:00 201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2-07T02:00:00">
            <text:p>Sat Feb  7 02:00:00 201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2-07T03:00:00">
            <text:p>Sat Feb  7 03:00:00 201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07T04:00:00">
            <text:p>Sat Feb  7 04:00:00 20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0T19:00:00">
            <text:p>Tue Feb 10 19:00:00 201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10T20:00:00">
            <text:p>Tue Feb 10 20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21:00:00">
            <text:p>Tue Feb 10 21:00:00 201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2-10T22:00:00">
            <text:p>Tue Feb 10 22:00:00 201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02-10T23:00:00">
            <text:p>Tue Feb 10 23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1T09:00:00">
            <text:p>Wed Feb 11 09:00:00 201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2-11T10:00:00">
            <text:p>Wed Feb 11 10:00:00 201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11T20:00:00">
            <text:p>Wed Feb 11 20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1T21:00:00">
            <text:p>Wed Feb 11 21:00:00 201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2-11T22:00:00">
            <text:p>Wed Feb 11 22:00:00 201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2-11T23:00:00">
            <text:p>Wed Feb 11 23:00:00 201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2-12T00:00:00">
            <text:p>Thu Feb 12 00:00:00 201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2-12T01:00:00">
            <text:p>Thu Feb 12 01:00:00 201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12T20:00:00">
            <text:p>Thu Feb 12 20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12T21:00:00">
            <text:p>Thu Feb 12 21:00:00 201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22:00:00">
            <text:p>Thu Feb 12 22:00:00 201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5T20:00:00">
            <text:p>Sun Feb 15 20:00:00 201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15T21:00:00">
            <text:p>Sun Feb 15 21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5T22:00:00">
            <text:p>Sun Feb 15 22:00:00 201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5T23:00:00">
            <text:p>Sun Feb 15 23:00:00 201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2-16T00:00:00">
            <text:p>Mon Feb 16 00:00:00 201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6T01:00:00">
            <text:p>Mon Feb 16 01:00:00 201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16T02:00:00">
            <text:p>Mon Feb 16 02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6T09:00:00">
            <text:p>Mon Feb 16 09:00:00 201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16T10:00:00">
            <text:p>Mon Feb 16 10:00:00 20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16T11:00:00">
            <text:p>Mon Feb 16 11:00:00 201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2-16T13:00:00">
            <text:p>Mon Feb 16 13:00:00 201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2-16T14:00:00">
            <text:p>Mon Feb 16 14:00:00 201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2-16T15:00:00">
            <text:p>Mon Feb 16 15:00:00 201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16T16:00:00">
            <text:p>Mon Feb 16 16:00:00 20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6T17:00:00">
            <text:p>Mon Feb 16 17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16T18:00:00">
            <text:p>Mon Feb 16 18:00:00 201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7T04:00:00">
            <text:p>Tue Feb 17 04:00:00 201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2-17T06:00:00">
            <text:p>Tue Feb 17 06:00:00 201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7T07:00:00">
            <text:p>Tue Feb 17 07:00:00 201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17T08:00:00">
            <text:p>Tue Feb 17 08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0T23:00:00">
            <text:p>Fri Feb 20 23:00:00 201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21T00:00:00">
            <text:p>Sat Feb 21 00:00:00 201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21T01:00:00">
            <text:p>Sat Feb 21 01:00:00 201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21T20:00:00">
            <text:p>Sat Feb 21 20:00:00 201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21T21:00:00">
            <text:p>Sat Feb 21 21:00:00 201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2-21T22:00:00">
            <text:p>Sat Feb 21 22:00:00 201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2-21T23:00:00">
            <text:p>Sat Feb 21 23:00:00 201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2-22T01:00:00">
            <text:p>Sun Feb 22 01:00:00 201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2-22T02:00:00">
            <text:p>Sun Feb 22 02:00:00 201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2-22T03:00:00">
            <text:p>Sun Feb 22 03:00:00 201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22T04:00:00">
            <text:p>Sun Feb 22 04:00:00 201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2-22T05:00:00">
            <text:p>Sun Feb 22 05:00:00 201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2-22T09:00:00">
            <text:p>Sun Feb 22 09:00:00 201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2-22T10:00:00">
            <text:p>Sun Feb 22 10:00:00 201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22T11:00:00">
            <text:p>Sun Feb 22 11:00:00 201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22T12:00:00">
            <text:p>Sun Feb 22 12:00:00 201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22T13:00:00">
            <text:p>Sun Feb 22 13:00:00 201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23T09:00:00">
            <text:p>Mon Feb 23 09:00:00 20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23T10:00:00">
            <text:p>Mon Feb 23 10:00:00 20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23T11:00:00">
            <text:p>Mon Feb 23 11:00:00 20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24T22:00:00">
            <text:p>Tue Feb 24 22:00:00 201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5T09:00:00">
            <text:p>Wed Feb 25 09:00:00 2015</text:p>
          </table:table-cell>
          <table:table-cell office:value-type="float" office:value="6.3333">
            <text:p>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